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10d0" officeooo:paragraph-rsid="000210d0"/>
    </style:style>
    <style:style style:name="P2" style:family="paragraph" style:parent-style-name="Standard">
      <style:paragraph-properties fo:text-align="start" style:justify-single-word="false"/>
      <style:text-properties officeooo:rsid="000210d0" officeooo:paragraph-rsid="000210d0"/>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text-align="start" style:justify-single-word="false"/>
      <style:text-properties officeooo:rsid="000210d0" officeooo:paragraph-rsid="000210d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ocery List Project </text:p>
      <text:p text:style-name="P2"/>
      <text:p text:style-name="P2">9/2/23 </text:p>
      <text:p text:style-name="P7">You're working on a Python project to capture images using a webcam, extract text from the captured images using OCR (Optical Character Recognition), and process the extracted text, presumably for tasks like managing grocery lists.</text:p>
      <text:p text:style-name="Text_20_body"><text:span text:style-name="Strong_20_Emphasis">Work Done:</text:span></text:p>
      <text:list xml:id="list525332525" text:style-name="L2">
        <text:list-item>
          <text:p text:style-name="P3"><text:span text:style-name="Strong_20_Emphasis">Image Capture:</text:span> You implemented image capture using OpenCV. The <text:span text:style-name="Source_20_Text">cam.take_pic()</text:span> function captures an image from the webcam and saves it to a folder called <text:span text:style-name="Source_20_Text">data</text:span>.</text:p>
        </text:list-item>
        <text:list-item>
          <text:p text:style-name="P3"><text:span text:style-name="Strong_20_Emphasis">Text Extraction:</text:span> You used pytesseract, a Python wrapper for Google's Tesseract-OCR engine, to extract text from the captured images. The <text:span text:style-name="Source_20_Text">interpret.extract()</text:span> function reads an image and extracts text using pytesseract.</text:p>
        </text:list-item>
        <text:list-item>
          <text:p text:style-name="P3"><text:span text:style-name="Strong_20_Emphasis">User Interaction:</text:span> You created a simple command-line interface where the user can enter "snap" to initiate image capture and text extraction. You provided feedback to the user regarding the progress of the operation.</text:p>
        </text:list-item>
      </text:list>
      <text:p text:style-name="Text_20_body"><text:span text:style-name="Strong_20_Emphasis">Bugs Encountered:</text:span></text:p>
      <text:list xml:id="list4234978907" text:style-name="L3">
        <text:list-item>
          <text:p text:style-name="P4"><text:span text:style-name="Strong_20_Emphasis">Image Capture Location:</text:span> Initially, the captured images were being saved to a directory one level up from your project folder. This caused issues in locating the images for text extraction.</text:p>
        </text:list-item>
        <text:list-item>
          <text:p text:style-name="P4"><text:span text:style-name="Strong_20_Emphasis">Import Errors:</text:span> You encountered import errors related to the pytesseract library. Initially, it was not recognized by VS Code.</text:p>
        </text:list-item>
      </text:list>
      <text:p text:style-name="Text_20_body"><text:span text:style-name="Strong_20_Emphasis">How You Fixed Them:</text:span></text:p>
      <text:list xml:id="list1369095320" text:style-name="L4">
        <text:list-item>
          <text:p text:style-name="P5"><text:span text:style-name="Strong_20_Emphasis">Image Capture Location Fix:</text:span> You identified that the image capture location needed to be relative to your main <text:span text:style-name="Source_20_Text">app.py</text:span> script. You adjusted the path to the <text:span text:style-name="Source_20_Text">data</text:span> folder to ensure that the captured images were saved in the correct location relative to the script.</text:p>
        </text:list-item>
        <text:list-item>
          <text:p text:style-name="P5"><text:span text:style-name="Strong_20_Emphasis">Import Errors Fix:</text:span> You resolved the import error related to pytesseract by ensuring that the Python interpreter in VS Code matched the version where pytesseract was installed. You set the interpreter version to match your system's Python version, which resolved the issue.</text:p>
        </text:list-item>
      </text:list>
      <text:p text:style-name="Text_20_body"><text:span text:style-name="Strong_20_Emphasis">Next Steps:</text:span></text:p>
      <text:list xml:id="list2831235646" text:style-name="L5">
        <text:list-item>
          <text:p text:style-name="P6">You mentioned that you want to process the extracted text further, such as splitting it into separate items. You can build upon your existing code to implement this functionality.</text:p>
        </text:list-item>
        <text:list-item>
          <text:p text:style-name="P6">Additionally, consider improving the quality of the extracted text by experimenting with image preprocessing techniques or configuring pytesseract for your specific language and text recognition needs.</text:p>
        </text:list-item>
      </text:list>
      <text:p text:style-name="Text_20_body">Overall, you've made good progress on your project, and it's great to see you addressing and resolving issues as they arise. Keep building and refining your project, and feel free to ask if you have any more questions or need further assistance along the way!</text:p>
      <text:p text:style-name="P2"><text:soft-page-break/>9/3/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3T18:51:32.420183182</meta:creation-date>
    <dc:date>2023-09-03T18:52:42.285112773</dc:date>
    <meta:editing-duration>PT1M10S</meta:editing-duration>
    <meta:editing-cycles>1</meta:editing-cycles>
    <meta:generator>LibreOffice/6.4.7.2$Linux_X86_64 LibreOffice_project/40$Build-2</meta:generator>
    <meta:document-statistic meta:table-count="0" meta:image-count="0" meta:object-count="0" meta:page-count="2" meta:paragraph-count="18" meta:word-count="382" meta:character-count="2411" meta:non-whitespace-character-count="2054"/>
  </office:meta>
</office:document-meta>
</file>